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cessary improvements before sending this application into production:</text:p>
      <text:p text:style-name="Standard"/>
      <text:list xml:id="list6217219625420178190" text:style-name="L1">
        <text:list-item>
          <text:p text:style-name="P1">It is possible to create accounts with an empty ID or with a negative balance. Those two scenarios need to be fixed, and subsequently it should be verified that the unit tests are passing.</text:p>
        </text:list-item>
        <text:list-item>
          <text:p text:style-name="P1">Currently the accounts are stored in the memory of the application while it is running, this will obviously need to be changed such that they are instead held by a database, for example an SQL database or MongoDB.</text:p>
        </text:list-item>
        <text:list-item>
          <text:p text:style-name="P1">Anyone can send an HTTP request to create accounts or request transfers in the application's current state, so authentication must be added.</text:p>
        </text:list-item>
        <text:list-item>
          <text:p text:style-name="P1">While a lesser concern compared to the other points, there is currently also no documentation for this project, which would facilitate its maintenance in the fu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M</meta:initial-creator>
    <meta:creation-date>2023-09-27T12:09:17.01</meta:creation-date>
    <meta:document-statistic meta:table-count="0" meta:image-count="0" meta:object-count="0" meta:page-count="1" meta:paragraph-count="5" meta:word-count="132" meta:character-count="781"/>
    <dc:date>2023-09-27T13:08:43.79</dc:date>
    <dc:creator>M M</dc:creator>
    <meta:editing-duration>PT14M6S</meta:editing-duration>
    <meta:editing-cycles>1</meta:editing-cycles>
    <meta:generator>OpenOffice/4.1.8$Win32 OpenOffice.org_project/418m3$Build-9803</meta:generator>
  </office:meta>
</office:document-meta>
</file>